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źródeł programu „książka adresowa” autorstwa </text:p>
      <text:p text:style-name="P1">Jerzego Balcerzaka oraz Tomasza Pietruszki</text:p>
      <text:p text:style-name="P2"/>
      <text:p text:style-name="P2">Kod programu można uznać za ideowo podzielony na dwie zasadnicze części:</text:p>
      <text:list xml:id="list1031709397" text:style-name="L1">
        <text:list-item>
          <text:p text:style-name="P4">silnik programu – plik Phonebook.hs, Person.hs, Date.hs</text:p>
        </text:list-item>
        <text:list-item>
          <text:p text:style-name="P4">interfejs – plik Main.hs, Interface.hs, Terminal.hs, DataStorage.hs</text:p>
        </text:list-item>
      </text:list>
      <text:p text:style-name="P2"/>
      <text:p text:style-name="P2">Tego typu podział zastosowano celowo. Przede wszystkim skutecznie oddziela on pliki które zawierają tak zwany „pure code”. Dzięki temu, po wywołaniu zawartych w nich funkcji, oczy poszczególne operacje są na pewno wywoływane zgodnie z polityką „lenistwa” języka haskell - co w pewien sposób naturalnie optymalizuje działanie programu. Ponadto, podział ten ułatwił pracę nad programem i zwiększył jego czytelność. </text:p>
      <text:p text:style-name="P2"/>
      <text:p text:style-name="P2">W plikach silnika można znaleźć odpowiednio:</text:p>
      <text:list xml:id="list1696013042" text:style-name="L2">
        <text:list-item>
          <text:p text:style-name="P5">Definicję typu „Person” (plik Person.hs) oraz funkcje z tym typem związane – między innymi instancje Eq oraz Ord. Warto zwrócić uwagę, że unikalnym identyfikatorem dwóch obiektów typu Person jest adres email – zakładamy, że jest to informacja przypisywana każdej osobie, będąca w stanie jednoznacznie rozróżnić dwa wpisy (niemożliwe jest dodanie dwóch wpisów o tym samym adresie email). Każdy wpis tego typu oprócz podstawowych danych zawiera listę nazw grup do których należy, przy czym typ „Group” to tylko synonim typu String.</text:p>
        </text:list-item>
        <text:list-item>
          <text:p text:style-name="P5">Definicję typu „Phonebook” oraz funkcje z tym typem związane (plik Phonebook.hs). Typ Phonebook zawiera dwie listy: osób oraz grup. Przykładowo, przy usuwaniu grupy jej nazwa będzie usuwana z ogólnej listy grup całej książki adresowej, a następnie z osobistych list grup poszczególnych jej członków. Analogicznie wykonywane są pozostałe operacje na grupach.</text:p>
        </text:list-item>
        <text:list-item>
          <text:p text:style-name="P5">Definicję typu „Date” i operacje z nim związane – plik Date.hs.</text:p>
        </text:list-item>
      </text:list>
      <text:p text:style-name="P2"/>
      <text:p text:style-name="P2">Pliki Interfejsu to odpowiednio:</text:p>
      <text:p text:style-name="P2"/>
      <text:p text:style-name="P2">DataStorage.hs – plik zawierający funkcje wykonujące operacje na pliku z danymi; całość książki jest zapisywana do pliku po każdej modyfikacji, z wykorzystaniem pliku „temp” dla bezpieczeństwa. Założono, że program nie będzie wykorzystywany do obsługi b. dużych baz danych, więc można było zastosować takie rozwiązanie.</text:p>
      <text:p text:style-name="P2"/>
      <text:p text:style-name="P2">Terminal.hs – plik zawierający implementacje podstawowych funkcji wykorzystywanych do wyświetlania menu na terminalu – min. typową „zachętę” - prompt czy wypisywanie ponumerowanych opcji menu.</text:p>
      <text:p text:style-name="P2"/>
      <text:p text:style-name="P2">Interface.hs – zawiera funkcje „obudowujące” funkcjonalność zaimplementowaną w silniku. Tutaj zaimplementowano większość sekwencji programu zapewniających interakcję z użytkownikiem - między innymi zapytania o dane do książki czy do wyszukiwania, sprawdzanie poprawności wpisanych informacji i wypisywanie wyników przeszukiwania.</text:p>
      <text:p text:style-name="P2"/>
      <text:p text:style-name="P2">Main.hs – plik zawierający mechanizm wywołania poszczególnych funkcji interfejsu w głównej „pętli” menu.</text:p>
      <text:p text:style-name="P2"/>
      <text:p text:style-name="P2">Ponadto do kodu dodano dwa skrypty – build.sh oraz clean.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1:02:12</meta:creation-date>
    <meta:editing-duration>PT2H20M49S</meta:editing-duration>
    <meta:editing-cycles>5</meta:editing-cycles>
    <meta:generator>LibreOffice/3.5$Linux_x86 LibreOffice_project/350m1$Build-2</meta:generator>
    <meta:initial-creator>root </meta:initial-creator>
    <dc:date>2013-06-03T23:54:23</dc:date>
    <dc:creator>Tomasz Pietruszka</dc:creator>
    <meta:document-statistic meta:table-count="0" meta:image-count="0" meta:object-count="0" meta:page-count="1" meta:paragraph-count="16" meta:word-count="378" meta:character-count="2733" meta:non-whitespace-character-count="2374"/>
  </office:meta>
</office:document-meta>
</file>